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209in"/>
    </style:style>
    <style:style style:name="Table1.B" style:family="table-column">
      <style:table-column-properties style:column-width="5.716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2528in"/>
    </style:style>
    <style:style style:name="Table2.B" style:family="table-column">
      <style:table-column-properties style:column-width="6.6722in"/>
    </style:style>
    <style:style style:name="Table2.A1" style:family="table-cell">
      <style:table-cell-properties style:vertical-align="middle" fo:padding="0.0194in" fo:border="none"/>
    </style:style>
    <style:style style:name="P1" style:family="paragraph" style:parent-style-name="Text_20_body">
      <style:paragraph-properties fo:margin-top="0in" fo:margin-bottom="0in" loext:contextual-spacing="false"/>
    </style:style>
    <style:style style:name="P2" style:family="paragraph" style:parent-style-name="Heading_20_6">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6">II - DATA ACCESS AGREEMENT </text:h>
      <text:p text:style-name="Text_20_body">This agreement governs the terms of access to the <text:span text:style-name="T1">ICGC Controlled Data</text:span> (further defined below). In signing this agreement, you agree to be bound by the terms and conditions of access set out therein.</text:p>
      <text:p text:style-name="Text_20_body"/>
      <text:p text:style-name="Text_20_body">For the sake of clarity, the terms of access set out in this agreement apply to the User and to the User Institution(s) (as defined below). The current agreement is limited to the <text:span text:style-name="T1">ICGC Controlled Data</text:span> (as defined below) and does not cover other data generated at the different centres participating in the project.</text:p>
      <text:h text:style-name="Heading_20_6" text:outline-level="6">Definitions</text:h>
      <table:table table:name="Table1" table:style-name="Table1">
        <table:table-column table:style-name="Table1.A"/>
        <table:table-column table:style-name="Table1.B"/>
        <table:table-row>
          <table:table-cell table:style-name="Table1.A1" office:value-type="string">
            <text:p text:style-name="Table_20_Contents"><text:span text:style-name="T2">Consortium</text:span>:</text:p>
          </table:table-cell>
          <table:table-cell table:style-name="Table1.A1" office:value-type="string">
            <text:p text:style-name="Table_20_Contents">The International Cancer Genome Consortium (ICGC), an international confederation of members working to create a catalogue of changes, including mutations in cancer. A list of ICGC members can be found on the Consortium website: <text:a xlink:type="simple" xlink:href="https://icgc.org/members" text:style-name="Internet_20_link" text:visited-style-name="Visited_20_Internet_20_Link">http://icgc.org/members</text:a> </text:p>
          </table:table-cell>
        </table:table-row>
        <table:table-row>
          <table:table-cell table:style-name="Table1.A1" office:value-type="string">
            <text:p text:style-name="Table_20_Contents"><text:span text:style-name="T2">Data Producer</text:span>:</text:p>
          </table:table-cell>
          <table:table-cell table:style-name="Table1.A1" office:value-type="string">
            <text:p text:style-name="Table_20_Contents">An ICGC participating center, responsible for the development, organization, and oversight of a local database. </text:p>
          </table:table-cell>
        </table:table-row>
        <table:table-row>
          <table:table-cell table:style-name="Table1.A1" office:value-type="string">
            <text:p text:style-name="Table_20_Contents"><text:span text:style-name="T2">External Collaborator</text:span>:</text:p>
          </table:table-cell>
          <table:table-cell table:style-name="Table1.A1" office:value-type="string">
            <text:p text:style-name="Table_20_Contents">A collaborator of the User, working for an institution other than the User Institution(s) (see below for definitions of User and User Institution(s)). </text:p>
          </table:table-cell>
        </table:table-row>
        <table:table-row>
          <table:table-cell table:style-name="Table1.A1" office:value-type="string">
            <text:p text:style-name="Table_20_Contents"><text:span text:style-name="T2">ICGC Controlled Data</text:span>:</text:p>
          </table:table-cell>
          <table:table-cell table:style-name="Table1.A1" office:value-type="string">
            <text:p text:style-name="Table_20_Contents">The Controlled Access Datasets of the Consortium as defined in section E 1.3 “Access” of the Consortium’s Goals, Structure, Policies and Guidelines, April 2008 document including 2010 and 2012 updates, included as Appendix I of this application form. </text:p>
          </table:table-cell>
        </table:table-row>
        <table:table-row>
          <table:table-cell table:style-name="Table1.A1" office:value-type="string">
            <text:p text:style-name="Table_20_Contents"><text:span text:style-name="T2">Publications</text:span>: </text:p>
          </table:table-cell>
          <table:table-cell table:style-name="Table1.A1" office:value-type="string">
            <text:p text:style-name="Table_20_Contents">Includes, without limitation, articles published in print journals, electronic journals, reviews, books, posters and other written and verbal presentations of research. </text:p>
          </table:table-cell>
        </table:table-row>
        <table:table-row>
          <table:table-cell table:style-name="Table1.A1" office:value-type="string">
            <text:p text:style-name="Table_20_Contents"><text:span text:style-name="T2">Research Participant</text:span>: </text:p>
          </table:table-cell>
          <table:table-cell table:style-name="Table1.A1" office:value-type="string">
            <text:p text:style-name="Table_20_Contents">An individual having contributed their personal data to an ICGC project. </text:p>
          </table:table-cell>
        </table:table-row>
        <table:table-row>
          <table:table-cell table:style-name="Table1.A1" office:value-type="string">
            <text:p text:style-name="Table_20_Contents"><text:span text:style-name="T2">User</text:span>: </text:p>
          </table:table-cell>
          <table:table-cell table:style-name="Table1.A1" office:value-type="string">
            <text:p text:style-name="Table_20_Contents">An applicant (principal investigator), having signed this Data Access Agreement, whose User Institution has co-signed this Data Access Agreement, both of them having received acknowledgement of its acceptance. </text:p>
          </table:table-cell>
        </table:table-row>
        <table:table-row>
          <table:table-cell table:style-name="Table1.A1" office:value-type="string">
            <text:p text:style-name="Table_20_Contents"><text:span text:style-name="T2">User Institution(s)</text:span>: </text:p>
          </table:table-cell>
          <table:table-cell table:style-name="Table1.A1" office:value-type="string">
            <text:p text:style-name="Table_20_Contents">Institution(s) at which the User is employed, affiliated or enrolled. A representative of it has co-signed this Data Access Agreement with the User and received acknowledgement of its acceptance. </text:p>
          </table:table-cell>
        </table:table-row>
      </table:table>
      <text:h text:style-name="Heading_20_6" text:outline-level="6">Terms and Conditions:</text:h>
      <text:p text:style-name="P1">In signing this Agreement: </text:p>
      <table:table table:name="Table2" table:style-name="Table2">
        <table:table-column table:style-name="Table2.A"/>
        <table:table-column table:style-name="Table2.B"/>
        <table:table-row>
          <table:table-cell table:style-name="Table2.A1" office:value-type="string">
            <text:p text:style-name="Table_20_Contents">1.</text:p>
          </table:table-cell>
          <table:table-cell table:style-name="Table2.A1" office:value-type="string">
            <text:p text:style-name="Table_20_Contents">The User and the User Institution(s) agree to use the ICGC Controlled Data in compliance with all ICGC Goals, Structure, Policies and Guidelines including section E. 1 “Informed Consent, Access and Ethical Oversight”, December 2012 document, included as Appendix I of this application form. </text:p>
          </table:table-cell>
        </table:table-row>
        <table:table-row>
          <table:table-cell table:style-name="Table2.A1" office:value-type="string">
            <text:p text:style-name="Table_20_Contents">2.</text:p>
          </table:table-cell>
          <table:table-cell table:style-name="Table2.A1" office:value-type="string">
            <text:p text:style-name="Table_20_Contents">The User and the User Institution(s) agree to only use the ICGC Controlled Data for the objectives and analyses outlined in section E. “Research Project” and as approved by their ethics committee(s) in the letter requested in section F. “Ethics” of this application form (if so required).</text:p>
          </table:table-cell>
        </table:table-row>
        <table:table-row>
          <table:table-cell table:style-name="Table2.A1" office:value-type="string">
            <text:p text:style-name="Table_20_Contents">3.</text:p>
          </table:table-cell>
          <table:table-cell table:style-name="Table2.A1" office:value-type="string">
            <text:p text:style-name="Table_20_Contents">The User and the User Institution(s) agree to preserve, at all times, the confidentiality of the information and ICGC Controlled Data. In particular, they undertake not to use, or attempt to use the ICGC Controlled Data to compromise or otherwise infringe the confidentiality of information <text:soft-page-break/>on Research Participants.</text:p>
          </table:table-cell>
        </table:table-row>
        <table:table-row>
          <table:table-cell table:style-name="Table2.A1" office:value-type="string">
            <text:p text:style-name="Table_20_Contents">4.</text:p>
          </table:table-cell>
          <table:table-cell table:style-name="Table2.A1" office:value-type="string">
            <text:p text:style-name="Table_20_Contents">The User and the User Institution(s) agree to protect the confidentiality of Research Participants in any research papers or publications that they prepare by taking all reasonable care to limit the possibility of identification.</text:p>
          </table:table-cell>
        </table:table-row>
        <table:table-row>
          <table:table-cell table:style-name="Table2.A1" office:value-type="string">
            <text:p text:style-name="Table_20_Contents">5.</text:p>
          </table:table-cell>
          <table:table-cell table:style-name="Table2.A1" office:value-type="string">
            <text:p text:style-name="Table_20_Contents">The User and the User Institution(s) agree not to link or combine the ICGC Controlled Data provided under this agreement to other information or archived data available in a way that could re-identify the Research Participants, even if access to that data has been formally granted to the User and the User Institution(s), or is freely available without restriction.</text:p>
          </table:table-cell>
        </table:table-row>
        <table:table-row>
          <table:table-cell table:style-name="Table2.A1" office:value-type="string">
            <text:p text:style-name="Table_20_Contents">6.</text:p>
          </table:table-cell>
          <table:table-cell table:style-name="Table2.A1" office:value-type="string">
            <text:p text:style-name="Table_20_Contents">The User and the User Institution(s) agree not to transfer or disclose the ICGC Controlled Data, in whole or part, or any material derived from the ICGC Controlled Data, to anyone not listed in section D “Names of authorized personnel” or E “Names of authorized students” of this application form, except as necessary for data safety monitoring, national audits or as otherwise required by law. Should the User or the User Institution(s) wish to share the ICGC Controlled Data with an External Collaborator, the External Collaborator must complete a separate Collaborator’s Form for Access to the ICGC Controlled Data.</text:p>
          </table:table-cell>
        </table:table-row>
        <table:table-row>
          <table:table-cell table:style-name="Table2.A1" office:value-type="string">
            <text:p text:style-name="Table_20_Contents">7.</text:p>
          </table:table-cell>
          <table:table-cell table:style-name="Table2.A1" office:value-type="string">
            <text:p text:style-name="Table_20_Contents">Without limiting Section III of the application, the User and the User Institution(s) accept that the Consortium, the member institutions including producers, depositors or copyright holders, or the funders of the ICGC Controlled Data or any part of the ICGC Controlled Data supplied bear no responsibility for the further analysis or interpretation of these ICGC Controlled Data, over and above that published by the Consortium.</text:p>
          </table:table-cell>
        </table:table-row>
        <table:table-row>
          <table:table-cell table:style-name="Table2.A1" office:value-type="string">
            <text:p text:style-name="Table_20_Contents">8.</text:p>
          </table:table-cell>
          <table:table-cell table:style-name="Table2.A1" office:value-type="string">
            <text:p text:style-name="Table_20_Contents">The User and the User Institution(s) agree to follow the Fort Lauderdale Guidelines, the Toronto Statement, as well as the GA4GH Framework for Responsible Sharing of Genomic and Health-Related Data included as Appendices II, III and VII of this access document. This includes but is not limited to recognizing the contribution of the Consortium and including a proper acknowledgement in all reports or publications resulting from the User and the User Institutions use of the ICGC Controlled Data.</text:p>
          </table:table-cell>
        </table:table-row>
        <table:table-row>
          <table:table-cell table:style-name="Table2.A1" office:value-type="string">
            <text:p text:style-name="Table_20_Contents">9.</text:p>
          </table:table-cell>
          <table:table-cell table:style-name="Table2.A1" office:value-type="string">
            <text:p text:style-name="Table_20_Contents">The User and the User Institution(s) agree to follow the Consortium Publication Policy available in the policy section of the DACO website. This includes respecting the moratorium period applicable to global data analyses. Information on the moratorium is included at Appendix IV of the application and on the websites of individual member projects.</text:p>
          </table:table-cell>
        </table:table-row>
        <table:table-row>
          <table:table-cell table:style-name="Table2.A1" office:value-type="string">
            <text:p text:style-name="Table_20_Contents">10.</text:p>
          </table:table-cell>
          <table:table-cell table:style-name="Table2.A1" office:value-type="string">
            <text:p text:style-name="Table_20_Contents">The User and the User Institution(s) agree not to make intellectual property claims on the ICGC Controlled Data (including somatic mutations) and not to use intellectual property protection in ways that would prevent or block access to, or use of, any element of the ICGC Controlled Data, or conclusion drawn directly from the ICGC Controlled Data.</text:p>
          </table:table-cell>
        </table:table-row>
        <table:table-row>
          <table:table-cell table:style-name="Table2.A1" office:value-type="string">
            <text:p text:style-name="Table_20_Contents">11.</text:p>
          </table:table-cell>
          <table:table-cell table:style-name="Table2.A1" office:value-type="string">
            <text:p text:style-name="Table_20_Contents">The User and the User Institution(s) can elect to perform further research that would add intellectual and resource capital to the ICGC Controlled Data and decide to obtain intellectual property rights on these downstream discoveries. In this case, the User and the User Institution(s) agree to implement licensing policies that will not obstruct further research and to follow the U.S. National Institutes of Health’s, Best Practices for the Licensing of Genomic Inventions or a similar national guideline that is in conformity with the OECD, Guidelines for the Licensing of the Genetic Inventions. These two policies (NIH and OECD) are included as Appendices V and VI of this application form.</text:p>
          </table:table-cell>
        </table:table-row>
        <table:table-row>
          <table:table-cell table:style-name="Table2.A1" office:value-type="string">
            <text:p text:style-name="Table_20_Contents">12.</text:p>
          </table:table-cell>
          <table:table-cell table:style-name="Table2.A1" office:value-type="string">
            <text:p text:style-name="Table_20_Contents">Pursuant to Section II of the application, the User and the User Institution(s) agree to destroy/discard any ICGC Controlled Data held, once it is no longer used for the project described in this application form unless obligated to retain the ICGC Controlled Data for archival purposes in conformity with national audits or legal requirements.</text:p>
          </table:table-cell>
        </table:table-row>
        <text:soft-page-break/>
        <table:table-row>
          <table:table-cell table:style-name="Table2.A1" office:value-type="string">
            <text:p text:style-name="Table_20_Contents">13.</text:p>
          </table:table-cell>
          <table:table-cell table:style-name="Table2.A1" office:value-type="string">
            <text:p text:style-name="Table_20_Contents">The User and the User Institution(s) will update the Section D “Names of authorized personnel” and/or E “Names of authorized students” to reflect any changes or departures in researchers, collaborators and personnel within 30 days of the changes made. This update can be sent by e-mail to this address: <text:a xlink:type="simple" xlink:href="mailto:daco@icgc.org" text:style-name="Internet_20_link" text:visited-style-name="Visited_20_Internet_20_Link">daco@icgc.org </text:a>.</text:p>
          </table:table-cell>
        </table:table-row>
        <table:table-row>
          <table:table-cell table:style-name="Table2.A1" office:value-type="string">
            <text:p text:style-name="Table_20_Contents">14.</text:p>
          </table:table-cell>
          <table:table-cell table:style-name="Table2.A1" office:value-type="string">
            <text:p text:style-name="Table_20_Contents">The User and the User Institution(s) must notify the DACO prior to any significant changes to the Research Project’s protocol of the User. This update can be sent by e-mail to this address: <text:a xlink:type="simple" xlink:href="mailto:daco@icgc.org" text:style-name="Internet_20_link" text:visited-style-name="Visited_20_Internet_20_Link">daco@icgc.org </text:a>.</text:p>
          </table:table-cell>
        </table:table-row>
        <table:table-row>
          <table:table-cell table:style-name="Table2.A1" office:value-type="string">
            <text:p text:style-name="Table_20_Contents">15.</text:p>
          </table:table-cell>
          <table:table-cell table:style-name="Table2.A1" office:value-type="string">
            <text:p text:style-name="Table_20_Contents">The User and the User Institution(s) will notify the DACO (<text:a xlink:type="simple" xlink:href="mailto:daco@icgc.org" text:style-name="Internet_20_link" text:visited-style-name="Visited_20_Internet_20_Link">daco@icgc.org </text:a>) as soon as they become aware of a breach of the terms or conditions of this agreement.</text:p>
          </table:table-cell>
        </table:table-row>
        <table:table-row>
          <table:table-cell table:style-name="Table2.A1" office:value-type="string">
            <text:p text:style-name="Table_20_Contents">16.</text:p>
          </table:table-cell>
          <table:table-cell table:style-name="Table2.A1" office:value-type="string">
            <text:p text:style-name="Table_20_Contents">The User and the User Institution(s) accept that this agreement may terminate upon any breach of this agreement from the User, the User Institution(s) or any authorized personnel mentioned in section D “Names of authorized personnel” or E “Names of authorized students” of this application document. In this case, The User and the User Institution(s) will be required to destroy/discard any ICGC Controlled Data held, including copies and backup copies. This clause does not prevent the User and the User Institution(s) from retaining the ICGC Controlled Data for archival purpose in conformity with national audits or legal requirements. </text:p>
          </table:table-cell>
        </table:table-row>
        <table:table-row>
          <table:table-cell table:style-name="Table2.A1" office:value-type="string">
            <text:p text:style-name="Table_20_Contents">17.</text:p>
          </table:table-cell>
          <table:table-cell table:style-name="Table2.A1" office:value-type="string">
            <text:p text:style-name="Table_20_Contents">The User and the User Institution(s) accept that it may be necessary for the Consortium or its appointed agent to alter the terms of this agreement from time to time. In this event, the Consortium or its appointed agent will contact the User and the User Institution(s) to inform them of any changes. The revised terms shall be binding upon the User and the User Institution(s) upon notification to the User or the User Institution(s) or the continued use of the of the ICGC Controlled Data by the User or the User Institution(s) after any such revision.</text:p>
          </table:table-cell>
        </table:table-row>
        <table:table-row>
          <table:table-cell table:style-name="Table2.A1" office:value-type="string">
            <text:p text:style-name="Table_20_Contents">18.</text:p>
          </table:table-cell>
          <table:table-cell table:style-name="Table2.A1" office:value-type="string">
            <text:p text:style-name="Table_20_Contents">If requested, the User and the User Institution(s) will allow any applicable documentation to be inspected to verify that they are complying with the terms of this Data Access Agreement.</text:p>
          </table:table-cell>
        </table:table-row>
        <table:table-row>
          <table:table-cell table:style-name="Table2.A1" office:value-type="string">
            <text:p text:style-name="Table_20_Contents">19.</text:p>
          </table:table-cell>
          <table:table-cell table:style-name="Table2.A1" office:value-type="string">
            <text:p text:style-name="Table_20_Contents">In addition to the training requirements set out in Section II of the application, the User and the User Institution(s) agree to distribute a copy of this agreement and explain its content to any person mentioned in section D “Names of authorized personnel” and E “Names of authorized students” section of this application form.</text:p>
          </table:table-cell>
        </table:table-row>
        <table:table-row>
          <table:table-cell table:style-name="Table2.A1" office:value-type="string">
            <text:p text:style-name="Table_20_Contents">20.</text:p>
          </table:table-cell>
          <table:table-cell table:style-name="Table2.A1" office:value-type="string">
            <text:p text:style-name="Table_20_Contents"><text:span text:style-name="T2">DISCLAIMER</text:span><text:line-break/>THE ICGC, THROUGH OICR AND THE DACO, PROVIDE THE ICGC CONTROLLED DATA AND ACCESS THERETO ON AN “AS IS” “WHERE IS” BASIS. THE OICR MAKES NO REPRESENTATIONS OR WARRANTIES OF ANY KIND, WHETHER EXPRESS, IMPLIED, STATUTORY OR OTHERWISE AS TO THE ACCURACY, COMPLETENESS OR AVAILABILITY OF THE ICGC CONTROLLED DATA OR OF THE ICGC CONTROLLED DATA’S MERCHANTABILITY OR FITNESS FOR A PARTICULAR PURPOSE, OR THAT THE USE OF THE ICGC CONTROLLED DATA WILL NOT INFRINGE ANY PATENT, COPYRIGHT, OR TRADEMARK, OR OTHER RIGHTS OR ANY OTHER EXPRESS OR IMPLIED WARRANTIES. OICR DOES NOT WARRANT THAT THE ICGC CONTROLLED DATA WILL MEET YOUR REQUIREMENTS OR EXPECTATIONS. YOUR USE OF THE ICGC CONTROLLED DATA IS AT YOUR OWN RISK.</text:p>
          </table:table-cell>
        </table:table-row>
        <table:table-row>
          <table:table-cell table:style-name="Table2.A1" office:value-type="string">
            <text:p text:style-name="Table_20_Contents">21.</text:p>
          </table:table-cell>
          <table:table-cell table:style-name="Table2.A1" office:value-type="string">
            <text:p text:style-name="Table_20_Contents"><text:span text:style-name="T2">LIMITATIONS OF LIABILITY</text:span><text:line-break/>OICR WILL NOT BE LIABLE TO YOU FOR ANY INDIRECT, INCIDENTAL, CONSEQUENTIAL, PUNITIVE OR EXEMPLARY DAMAGES (INCLUDING DAMAGES FOR LOSS OF PROFITS, GOODWILL, USE, OR DATA), EVEN IF A PARTY HAS BEEN ADVISED OF THE POSSIBILITY OF SUCH DAMAGES. FURTHER, OICR WILL NOT BE RESPONSIBLE FOR ANY COMPENSATION, REIMBURSEMENT, OR DAMAGES ARISING IN CONNECTION WITH: YOUR INABILITY TO ACCESS OR USE ICGC CONTROLLED <text:soft-page-break/>DATA, INCLUDING AS A RESULT OF ANY (A) TERMINATION OR SUSPENSION OF YOUR USE OF OR ACCESS TO THE ICGC CONTROLLED DATA, (B) DISCONTINUATION OF AVAILABILITY OF ANY OR ALL OF THE ICGC CONTROLLED DATA, OR, (C) ANY UNANTICIPATED OR UNSCHEDULED DOWNTIME OF ALL OR A PORTION OF THE ICGC CONTROLLED DATA FOR ANY REASON. IN NO EVENT SHALL OICR’S LIABILITY UNDER THIS AGREEMENT EXCEED AMOUNTS PAID UNDER THE AGREEMENT BY YOU TO OICR.</text:p>
          </table:table-cell>
        </table:table-row>
        <table:table-row>
          <table:table-cell table:style-name="Table2.A1" office:value-type="string">
            <text:p text:style-name="Table_20_Contents">22.</text:p>
          </table:table-cell>
          <table:table-cell table:style-name="Table2.A1" office:value-type="string">
            <text:p text:style-name="Table_20_Contents"><text:span text:style-name="T2">INDEMNIFICATION</text:span><text:line-break/>YOU WILL DEFEND, INDEMNIFY, AND HOLD HARMLESS OICR, ITS MEMBERS, OFFICERS, EMPLOYEES, CONTRACTORS, SUBCONTRACTORS, STUDENTS AND AGENTS (INCLUDING THE DACO) FROM AND AGAINST ANY CLAIMS, DAMAGES, LOSSES, LIABILITIES, COSTS, AND EXPENSES (INCLUDING LEGAL FEES) ARISING OUT OF OR RELATING TO ANY THIRD PARTY CIVIL OR ADMINISTRATIVE ACTIONS, PROCEEDINGS OR CLAIM CONCERNING: (A) YOUR USE OF THE ICGC CONTROLLED DATA (INCLUDING ANY ACTIVITIES OF YOUR STUDENTS AND STAFF); (B) BREACH OF THIS AGREEMENT OR VIOLATION OF APPLICABLE LAW BY YOU OR YOUR STUDENTS AND STAFF; OR (C) THE ALLEGED INFRINGEMENT OF ANY COPYRIGHT, PATENT, TRADEMARK, TRADE SECRET OR OTHER INTELLECTUAL PROPERTY OR PROPRIETARY RIGHT ARISING OUT OF YOUR USE OF THE ICGC CONTROLLED DATA OR ANY PRODUCTS OR SERVICES DERIVED FROM THE ICGC CONTROLLED DATA. IF OICR IS OBLIGATED TO RESPOND TO A THIRD PARTY SUBPOENA OR OTHER COMPULSORY LEGAL ORDER OR PROCESS, YOU WILL ALSO REIMBURSE OICR FOR ALL REASONABLE FEES ASSOCIATED THEREWITH.</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08:30.810449932</meta:creation-date>
    <dc:date>2018-10-25T07:08:52.712088095</dc:date>
    <meta:editing-duration>PT22S</meta:editing-duration>
    <meta:editing-cycles>1</meta:editing-cycles>
    <meta:document-statistic meta:table-count="2" meta:image-count="0" meta:object-count="0" meta:page-count="4" meta:paragraph-count="66" meta:word-count="1889" meta:character-count="11937" meta:non-whitespace-character-count="10098"/>
    <meta:generator>LibreOffice/5.1.6.2$Linux_X86_64 LibreOffice_project/10m0$Build-2</meta:generator>
  </office:meta>
</office:document-meta>
</file>